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9F00005814000036B13E0EF00A.svm"/>
  <manifest:file-entry manifest:media-type="" manifest:full-path="Pictures/2000059F00005814000036B2C4C45976.svm"/>
  <manifest:file-entry manifest:media-type="" manifest:full-path="Pictures/20000B74000030F400001984DD23FADB.svm"/>
  <manifest:file-entry manifest:media-type="" manifest:full-path="Pictures/2000075800002F0100001790788778CB.svm"/>
  <manifest:file-entry manifest:media-type="" manifest:full-path="Pictures/2000083700002F0100001790D7DFAAB6.svm"/>
  <manifest:file-entry manifest:media-type="" manifest:full-path="Pictures/2000083E00002F010000179072F91522.svm"/>
  <manifest:file-entry manifest:media-type="" manifest:full-path="Pictures/2000042500005814000034EEC436B291.svm"/>
  <manifest:file-entry manifest:media-type="" manifest:full-path="Pictures/2000053600002F010000179014F84B0A.svm"/>
  <manifest:file-entry manifest:media-type="" manifest:full-path="Pictures/2000042100005814000034EE77648751.svm"/>
  <manifest:file-entry manifest:media-type="" manifest:full-path="Pictures/200007F300002F0100001790B99AFE57.svm"/>
  <manifest:file-entry manifest:media-type="" manifest:full-path="Pictures/2000005900001B1A0000054CAC8D12C1.svm"/>
  <manifest:file-entry manifest:media-type="" manifest:full-path="Pictures/200005A700002F01000017903E64C5F9.svm"/>
  <manifest:file-entry manifest:media-type="" manifest:full-path="Pictures/200008760000581400006B9E9ED315D8.svm"/>
  <manifest:file-entry manifest:media-type="" manifest:full-path="Pictures/2000064200002F010000179097551B1E.svm"/>
  <manifest:file-entry manifest:media-type="" manifest:full-path="Pictures/2000059F00005814000036B2A913EA5A.svm"/>
  <manifest:file-entry manifest:media-type="" manifest:full-path="Pictures/2000042100005814000034EE7502C829.svm"/>
  <manifest:file-entry manifest:media-type="" manifest:full-path="Pictures/2000042500005814000034EE72447F55.svm"/>
  <manifest:file-entry manifest:media-type="" manifest:full-path="Pictures/2000062E00002F0100001790CA4C7231.svm"/>
  <manifest:file-entry manifest:media-type="" manifest:full-path="Pictures/2000042100005814000034EE1E629BA5.svm"/>
  <manifest:file-entry manifest:media-type="" manifest:full-path="Pictures/200007BB00002F0100001790D8E00D92.svm"/>
  <manifest:file-entry manifest:media-type="" manifest:full-path="Pictures/200008450000687C00004BDD8AA882AC.svm"/>
  <manifest:file-entry manifest:media-type="" manifest:full-path="Pictures/200006980000687C000036B190C3D2A7.svm"/>
  <manifest:file-entry manifest:media-type="" manifest:full-path="Pictures/200008CB00002F01000017900972FEA1.svm"/>
  <manifest:file-entry manifest:media-type="" manifest:full-path="Pictures/2000080900002F010000179047AC7B86.svm"/>
  <manifest:file-entry manifest:media-type="" manifest:full-path="Pictures/200007F300002F010000179073AEFEB8.svm"/>
  <manifest:file-entry manifest:media-type="" manifest:full-path="Pictures/20000C800000687C000079BB2144ECFB.svm"/>
  <manifest:file-entry manifest:media-type="" manifest:full-path="Pictures/2000089000002F0100001790264701B7.svm"/>
  <manifest:file-entry manifest:media-type="" manifest:full-path="Pictures/2000075800002F01000017905A06A8E1.svm"/>
  <manifest:file-entry manifest:media-type="" manifest:full-path="Pictures/2000042100005814000034EE2504FB87.svm"/>
  <manifest:file-entry manifest:media-type="" manifest:full-path="Pictures/20000661000065A100004692C4D5C035.svm"/>
  <manifest:file-entry manifest:media-type="" manifest:full-path="Pictures/2000082500002F0100001790874E6A00.svm"/>
  <manifest:file-entry manifest:media-type="" manifest:full-path="Pictures/2000059F00005814000036B12E2B8AF4.svm"/>
  <manifest:file-entry manifest:media-type="" manifest:full-path="Pictures/2000069700002F0100001790EA6EFB84.svm"/>
  <manifest:file-entry manifest:media-type="" manifest:full-path="Pictures/2000075800002F01000017901BFE37E6.svm"/>
  <manifest:file-entry manifest:media-type="" manifest:full-path="Pictures/2000073C0000687C000041488B70FB7B.svm"/>
  <manifest:file-entry manifest:media-type="" manifest:full-path="Pictures/2000079F00002F010000179014F313C0.svm"/>
  <manifest:file-entry manifest:media-type="" manifest:full-path="Pictures/20000556000065A10000316691160C3C.svm"/>
  <manifest:file-entry manifest:media-type="" manifest:full-path="Pictures/200000F00000581400000C5BB4B0DEC5.svm"/>
  <manifest:file-entry manifest:media-type="" manifest:full-path="Pictures/20000E4B000065A100008B5FC284DE0F.svm"/>
  <manifest:file-entry manifest:media-type="" manifest:full-path="Pictures/200008B100002F0100001790CD55B8B1.svm"/>
  <manifest:file-entry manifest:media-type="" manifest:full-path="Pictures/20000E91000065A100008D23F24082F2.svm"/>
  <manifest:file-entry manifest:media-type="" manifest:full-path="Pictures/200008D900002F01000017905EAF5887.svm"/>
  <manifest:file-entry manifest:media-type="" manifest:full-path="Pictures/2000074600002F0100001790E545280C.svm"/>
  <manifest:file-entry manifest:media-type="" manifest:full-path="Pictures/200008C60000687C00004BDC60154007.svm"/>
  <manifest:file-entry manifest:media-type="" manifest:full-path="Pictures/200008B900002F0100001790162CF7B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IPAゴシック" svg:font-family="IPAゴシック" style:font-family-generic="modern" style:font-pitch="variable"/>
    <style:font-face style:name="IPAゴシック1" svg:font-family="IPAゴシック" style:font-adornments="標準" style:font-family-generic="modern" style:font-pitch="variable"/>
    <style:font-face style:name="IPA明朝" svg:font-family="IPA明朝" style:font-family-generic="roman" style:font-pitch="variable"/>
    <style:font-face style:name="IPA明朝1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1" style:family="table">
      <style:table-properties style:width="16.999cm" fo:break-before="page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="none"/>
    </style:style>
    <style:style style:name="表3" style:family="table" style:master-page-name="First_20_Page">
      <style:table-properties style:width="16.999cm" style:page-number="0" fo:break-before="page" table:align="margins"/>
    </style:style>
    <style:style style:name="表3.A" style:family="table-column">
      <style:table-column-properties style:column-width="8.498cm" style:rel-column-width="32767*"/>
    </style:style>
    <style:style style:name="表3.B" style:family="table-column">
      <style:table-column-properties style:column-width="8.5cm" style:rel-column-width="32768*"/>
    </style:style>
    <style:style style:name="表3.A1" style:family="table-cell">
      <style:table-cell-properties fo:padding="0.097cm" fo:border="none"/>
    </style:style>
    <style:style style:name="表4" style:family="table" style:master-page-name="First_20_Page">
      <style:table-properties style:width="16.999cm" style:page-number="0" fo:break-before="page" table:align="margins"/>
    </style:style>
    <style:style style:name="表4.A" style:family="table-column">
      <style:table-column-properties style:column-width="8.498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font-size="8pt" style:font-size-asian="8pt" style:language-asian="ja" style:country-asian="JP" style:font-size-complex="8pt"/>
    </style:style>
    <style:style style:name="P2" style:family="paragraph" style:parent-style-name="Header">
      <style:paragraph-properties fo:text-align="end" style:justify-single-word="false"/>
      <style:text-properties fo:font-size="9pt" style:font-size-asian="9pt" style:language-asian="ja" style:country-asian="JP" style:font-size-complex="9pt"/>
    </style:style>
    <style:style style:name="P3" style:family="paragraph" style:parent-style-name="Header">
      <style:paragraph-properties fo:text-align="start" style:justify-single-word="false"/>
      <style:text-properties fo:font-size="9pt" style:font-size-asian="9pt" style:language-asian="ja" style:country-asian="JP" style:font-size-complex="9pt"/>
    </style:style>
    <style:style style:name="P4" style:family="paragraph" style:parent-style-name="Header_20_left">
      <style:paragraph-properties fo:text-align="start" style:justify-single-word="false"/>
      <style:text-properties fo:font-size="8pt" style:font-size-asian="8pt" style:language-asian="ja" style:country-asian="JP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text-properties style:language-asian="ja" style:country-asian="JP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text-align="end" style:justify-single-word="false"/>
      <style:text-properties style:font-name="Arial" fo:font-size="32pt" style:text-underline-style="solid" style:text-underline-width="auto" style:text-underline-color="font-color" style:font-size-asian="32pt" style:font-size-complex="32pt"/>
    </style:style>
    <style:style style:name="P10" style:family="paragraph" style:parent-style-name="Text_20_body" style:master-page-name="First_20_Page">
      <style:paragraph-properties style:page-number="auto" fo:break-before="page"/>
    </style:style>
    <style:style style:name="P11" style:family="paragraph" style:parent-style-name="Text_20_body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BESTEST Result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Table_20_Contents"><draw:frame draw:style-name="fr1" draw:name="グラフィックス1" text:anchor-type="paragraph" svg:width="8.304cm" svg:height="4.163cm" draw:z-index="0"><draw:image xlink:href="Pictures/2000064200002F010000179097551B1E.svm" xlink:type="simple" xlink:show="embed" xlink:actuate="onLoad"/></draw:frame></text:p>
          </table:table-cell>
          <table:table-cell table:style-name="表1.A1" office:value-type="string">
            <text:p text:style-name="Table_20_Contents"><draw:frame draw:style-name="fr1" draw:name="グラフィックス2" text:anchor-type="paragraph" svg:width="8.306cm" svg:height="4.163cm" draw:z-index="1"><draw:image xlink:href="Pictures/200005A700002F01000017903E64C5F9.svm" xlink:type="simple" xlink:show="embed" xlink:actuate="onLoad"/></draw:frame></text:p>
          </table:table-cell>
        </table:table-row>
        <table:table-row>
          <table:table-cell table:style-name="表1.A1" office:value-type="string">
            <text:p text:style-name="Table_20_Contents"><draw:frame draw:style-name="fr1" draw:name="グラフィックス3" text:anchor-type="paragraph" svg:width="8.304cm" svg:height="4.163cm" draw:z-index="2"><draw:image xlink:href="Pictures/2000053600002F010000179014F84B0A.svm" xlink:type="simple" xlink:show="embed" xlink:actuate="onLoad"/></draw:frame></text:p>
          </table:table-cell>
          <table:table-cell table:style-name="表1.A1" office:value-type="string">
            <text:p text:style-name="Table_20_Contents"><draw:frame draw:style-name="fr1" draw:name="グラフィックス4" text:anchor-type="paragraph" svg:width="8.306cm" svg:height="4.163cm" draw:z-index="3"><draw:image xlink:href="Pictures/2000082500002F0100001790874E6A00.svm" xlink:type="simple" xlink:show="embed" xlink:actuate="onLoad"/></draw:frame></text:p>
          </table:table-cell>
        </table:table-row>
        <table:table-row>
          <table:table-cell table:style-name="表1.A1" office:value-type="string">
            <text:p text:style-name="Table_20_Contents"><draw:frame draw:style-name="fr1" draw:name="グラフィックス5" text:anchor-type="paragraph" svg:width="8.304cm" svg:height="4.163cm" draw:z-index="4"><draw:image xlink:href="Pictures/2000080900002F010000179047AC7B86.svm" xlink:type="simple" xlink:show="embed" xlink:actuate="onLoad"/></draw:frame></text:p>
          </table:table-cell>
          <table:table-cell table:style-name="表1.A1" office:value-type="string">
            <text:p text:style-name="Table_20_Contents"><draw:frame draw:style-name="fr1" draw:name="グラフィックス6" text:anchor-type="paragraph" svg:width="8.306cm" svg:height="4.163cm" draw:z-index="5"><draw:image xlink:href="Pictures/200007BB00002F0100001790D8E00D92.svm" xlink:type="simple" xlink:show="embed" xlink:actuate="onLoad"/></draw:frame></text:p>
          </table:table-cell>
        </table:table-row>
        <table:table-row>
          <table:table-cell table:style-name="表1.A1" office:value-type="string">
            <text:p text:style-name="Table_20_Contents"><draw:frame draw:style-name="fr1" draw:name="グラフィックス7" text:anchor-type="paragraph" svg:width="8.304cm" svg:height="4.163cm" draw:z-index="6"><draw:image xlink:href="Pictures/2000079F00002F010000179014F313C0.svm" xlink:type="simple" xlink:show="embed" xlink:actuate="onLoad"/></draw:frame></text:p>
          </table:table-cell>
          <table:table-cell table:style-name="表1.A1" office:value-type="string">
            <text:p text:style-name="Table_20_Contents"><draw:frame draw:style-name="fr1" draw:name="グラフィックス8" text:anchor-type="paragraph" svg:width="8.306cm" svg:height="4.163cm" draw:z-index="7"><draw:image xlink:href="Pictures/2000069700002F0100001790EA6EFB84.svm" xlink:type="simple" xlink:show="embed" xlink:actuate="onLoad"/></draw:frame></text:p>
          </table:table-cell>
        </table:table-row>
        <table:table-row>
          <table:table-cell table:style-name="表1.A1" office:value-type="string">
            <text:p text:style-name="Table_20_Contents"><draw:frame draw:style-name="fr1" draw:name="グラフィックス9" text:anchor-type="paragraph" svg:width="8.304cm" svg:height="4.163cm" draw:z-index="8"><draw:image xlink:href="Pictures/200007F300002F0100001790B99AFE57.svm" xlink:type="simple" xlink:show="embed" xlink:actuate="onLoad"/></draw:frame></text:p>
          </table:table-cell>
          <table:table-cell table:style-name="表1.A1" office:value-type="string">
            <text:p text:style-name="Table_20_Contents"><draw:frame draw:style-name="fr1" draw:name="グラフィックス10" text:anchor-type="paragraph" svg:width="8.306cm" svg:height="4.163cm" draw:z-index="9"><draw:image xlink:href="Pictures/200007F300002F010000179073AEFEB8.svm" xlink:type="simple" xlink:show="embed" xlink:actuate="onLoad"/></draw:frame>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P6"><text:span text:style-name="本文の文字"><text:span text:style-name="T1"/>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Table_20_Contents"><draw:frame draw:style-name="fr1" draw:name="グラフィックス24" text:anchor-type="paragraph" svg:width="8.304cm" svg:height="4.163cm" draw:z-index="13"><draw:image xlink:href="Pictures/2000062E00002F0100001790CA4C7231.svm" xlink:type="simple" xlink:show="embed" xlink:actuate="onLoad"/></draw:frame></text:p>
          </table:table-cell>
          <table:table-cell table:style-name="表4.A1" office:value-type="string">
            <text:p text:style-name="Table_20_Contents"><draw:frame draw:style-name="fr1" draw:name="グラフィックス25" text:anchor-type="paragraph" svg:width="8.306cm" svg:height="4.163cm" draw:z-index="14"><draw:image xlink:href="Pictures/200008B900002F0100001790162CF7B4.svm" xlink:type="simple" xlink:show="embed" xlink:actuate="onLoad"/></draw:frame></text:p>
          </table:table-cell>
        </table:table-row>
        <table:table-row>
          <table:table-cell table:style-name="表4.A1" office:value-type="string">
            <text:p text:style-name="Table_20_Contents"><draw:frame draw:style-name="fr4" draw:name="グラフィックス26" text:anchor-type="paragraph" svg:width="8.304cm" svg:height="4.163cm" draw:z-index="15"><draw:image xlink:href="Pictures/200008B100002F0100001790CD55B8B1.svm" xlink:type="simple" xlink:show="embed" xlink:actuate="onLoad"/></draw:frame></text:p>
          </table:table-cell>
          <table:table-cell table:style-name="表4.A1" office:value-type="string">
            <text:p text:style-name="Table_20_Contents"><draw:frame draw:style-name="fr4" draw:name="グラフィックス27" text:anchor-type="paragraph" svg:width="8.306cm" svg:height="4.163cm" draw:z-index="16"><draw:image xlink:href="Pictures/2000083E00002F010000179072F91522.svm" xlink:type="simple" xlink:show="embed" xlink:actuate="onLoad"/></draw:frame></text:p>
          </table:table-cell>
        </table:table-row>
        <table:table-row>
          <table:table-cell table:style-name="表4.A1" office:value-type="string">
            <text:p text:style-name="Table_20_Contents"><draw:frame draw:style-name="fr4" draw:name="グラフィックス28" text:anchor-type="paragraph" svg:width="8.304cm" svg:height="4.163cm" draw:z-index="17"><draw:image xlink:href="Pictures/2000075800002F01000017905A06A8E1.svm" xlink:type="simple" xlink:show="embed" xlink:actuate="onLoad"/></draw:frame></text:p>
          </table:table-cell>
          <table:table-cell table:style-name="表4.A1" office:value-type="string">
            <text:p text:style-name="Table_20_Contents"><draw:frame draw:style-name="fr4" draw:name="グラフィックス29" text:anchor-type="paragraph" svg:width="8.306cm" svg:height="4.163cm" draw:z-index="18"><draw:image xlink:href="Pictures/2000075800002F01000017901BFE37E6.svm" xlink:type="simple" xlink:show="embed" xlink:actuate="onLoad"/></draw:frame></text:p>
          </table:table-cell>
        </table:table-row>
        <table:table-row>
          <table:table-cell table:style-name="表4.A1" office:value-type="string">
            <text:p text:style-name="Table_20_Contents"><draw:frame draw:style-name="fr4" draw:name="グラフィックス30" text:anchor-type="paragraph" svg:width="8.304cm" svg:height="4.163cm" draw:z-index="19"><draw:image xlink:href="Pictures/2000083700002F0100001790D7DFAAB6.svm" xlink:type="simple" xlink:show="embed" xlink:actuate="onLoad"/></draw:frame></text:p>
          </table:table-cell>
          <table:table-cell table:style-name="表4.A1" office:value-type="string">
            <text:p text:style-name="Table_20_Contents"><draw:frame draw:style-name="fr4" draw:name="グラフィックス31" text:anchor-type="paragraph" svg:width="8.306cm" svg:height="4.163cm" draw:z-index="20"><draw:image xlink:href="Pictures/2000075800002F0100001790788778CB.svm" xlink:type="simple" xlink:show="embed" xlink:actuate="onLoad"/></draw:frame></text:p>
          </table:table-cell>
        </table:table-row>
        <table:table-row>
          <table:table-cell table:style-name="表4.A1" office:value-type="string">
            <text:p text:style-name="Table_20_Contents"><draw:frame draw:style-name="fr4" draw:name="グラフィックス32" text:anchor-type="paragraph" svg:width="8.304cm" svg:height="4.163cm" draw:z-index="21"><draw:image xlink:href="Pictures/2000074600002F0100001790E545280C.svm" xlink:type="simple" xlink:show="embed" xlink:actuate="onLoad"/></draw:frame></text:p>
          </table:table-cell>
          <table:table-cell table:style-name="表4.A1" office:value-type="string">
            <text:p text:style-name="Table_20_Contents"><draw:frame draw:style-name="fr4" draw:name="グラフィックス33" text:anchor-type="paragraph" svg:width="8.306cm" svg:height="4.163cm" draw:z-index="22"><draw:image xlink:href="Pictures/200008CB00002F01000017900972FEA1.svm" xlink:type="simple" xlink:show="embed" xlink:actuate="onLoad"/></draw:frame></text:p>
          </table:table-cell>
        </table:table-row>
        <table:table-row>
          <table:table-cell table:style-name="表4.A1" office:value-type="string">
            <text:p text:style-name="Table_20_Contents"/>
          </table:table-cell>
          <table:table-cell table:style-name="表4.A1" office:value-type="string">
            <text:p text:style-name="Table_20_Contents"/>
          </table:table-cell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Table_20_Contents"><draw:frame draw:style-name="fr1" draw:name="グラフィックス21" text:anchor-type="paragraph" svg:width="8.306cm" svg:height="4.163cm" draw:z-index="10"><draw:image xlink:href="Pictures/2000089000002F0100001790264701B7.svm" xlink:type="simple" xlink:show="embed" xlink:actuate="onLoad"/></draw:frame></text:p>
          </table:table-cell>
          <table:table-cell table:style-name="表3.A1" office:value-type="string">
            <text:p text:style-name="Table_20_Contents"><draw:frame draw:style-name="fr2" draw:name="グラフィックス22" text:anchor-type="paragraph" svg:width="8.306cm" svg:height="4.163cm" draw:z-index="11"><draw:image xlink:href="Pictures/200008D900002F01000017905EAF5887.svm" xlink:type="simple" xlink:show="embed" xlink:actuate="onLoad"/></draw:frame></text:p>
          </table:table-cell>
        </table:table-row>
        <table:table-row>
          <table:table-cell table:style-name="表3.A1" office:value-type="string">
            <text:p text:style-name="Table_20_Contents"><draw:frame draw:style-name="fr3" draw:name="グラフィックス23" text:anchor-type="paragraph" svg:width="8.306cm" svg:height="4.329cm" draw:z-index="12"><draw:image xlink:href="Pictures/20000B74000030F400001984DD23FADB.svm" xlink:type="simple" xlink:show="embed" xlink:actuate="onLoad"/></draw:frame></text:p>
          </table:table-cell>
          <table:table-cell table:style-name="表3.A1" office:value-type="string">
            <text:p text:style-name="Table_20_Contents"/>
          </table:table-cell>
        </table:table-row>
        <table:table-row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</table:table-row>
      </table:table>
      <text:p text:style-name="P7">Result</text:p>
      <text:p text:style-name="Standard"><draw:frame draw:style-name="fr2" draw:name="グラフィックス45" text:anchor-type="paragraph" svg:width="6.937cm" svg:height="1.356cm" draw:z-index="44"><draw:image xlink:href="Pictures/2000005900001B1A0000054CAC8D12C1.svm" xlink:type="simple" xlink:show="embed" xlink:actuate="onLoad"/></draw:frame></text:p>
      <text:p text:style-name="Standard"><draw:frame draw:style-name="fr4" draw:name="グラフィックス11" text:anchor-type="paragraph" svg:width="16.999cm" svg:height="11.802cm" draw:z-index="23"><draw:image xlink:href="Pictures/20000661000065A100004692C4D5C035.svm" xlink:type="simple" xlink:show="embed" xlink:actuate="onLoad"/></draw:frame></text:p>
      <text:p text:style-name="P8"><draw:frame draw:style-name="fr1" draw:name="グラフィックス12" text:anchor-type="paragraph" svg:width="16.999cm" svg:height="23.31cm" draw:z-index="24"><draw:image xlink:href="Pictures/20000E4B000065A100008B5FC284DE0F.svm" xlink:type="simple" xlink:show="embed" xlink:actuate="onLoad"/></draw:frame></text:p>
      <text:p text:style-name="P8"><draw:frame draw:style-name="fr1" draw:name="グラフィックス13" text:anchor-type="paragraph" svg:width="16.999cm" svg:height="23.606cm" draw:z-index="25"><draw:image xlink:href="Pictures/20000E91000065A100008D23F24082F2.svm" xlink:type="simple" xlink:show="embed" xlink:actuate="onLoad"/></draw:frame></text:p>
      <text:p text:style-name="P8"><draw:frame draw:style-name="fr1" draw:name="グラフィックス14" text:anchor-type="paragraph" svg:width="16.999cm" svg:height="8.26cm" draw:z-index="26"><draw:image xlink:href="Pictures/20000556000065A10000316691160C3C.svm" xlink:type="simple" xlink:show="embed" xlink:actuate="onLoad"/></draw:frame></text:p>
      <text:p text:style-name="Standard"><draw:frame draw:style-name="fr1" draw:name="グラフィックス15" text:anchor-type="paragraph" svg:width="16.999cm" svg:height="10.555cm" draw:z-index="27"><draw:image xlink:href="Pictures/2000059F00005814000036B2A913EA5A.svm" xlink:type="simple" xlink:show="embed" xlink:actuate="onLoad"/></draw:frame></text:p>
      <text:p text:style-name="Standard"/>
      <text:p text:style-name="Standard"/>
      <text:p text:style-name="P8"><draw:frame draw:style-name="fr1" draw:name="グラフィックス16" text:anchor-type="paragraph" svg:width="16.999cm" svg:height="10.555cm" draw:z-index="28"><draw:image xlink:href="Pictures/2000059F00005814000036B12E2B8AF4.svm" xlink:type="simple" xlink:show="embed" xlink:actuate="onLoad"/></draw:frame></text:p>
      <text:p text:style-name="Standard"><draw:frame draw:style-name="fr4" draw:name="グラフィックス17" text:anchor-type="paragraph" svg:width="16.999cm" svg:height="10.555cm" draw:z-index="29"><draw:image xlink:href="Pictures/2000059F00005814000036B13E0EF00A.svm" xlink:type="simple" xlink:show="embed" xlink:actuate="onLoad"/></draw:frame></text:p>
      <text:p text:style-name="Standard"/>
      <text:p text:style-name="Standard"/>
      <text:p text:style-name="P8"/>
      <text:p text:style-name="Standard"><draw:frame draw:style-name="fr1" draw:name="グラフィックス18" text:anchor-type="paragraph" svg:width="16.999cm" svg:height="10.555cm" draw:z-index="30"><draw:image xlink:href="Pictures/2000059F00005814000036B2C4C45976.svm" xlink:type="simple" xlink:show="embed" xlink:actuate="onLoad"/></draw:frame></text:p>
      <text:p text:style-name="Standard"><draw:frame draw:style-name="fr1" draw:name="グラフィックス19" text:anchor-type="paragraph" svg:width="16.999cm" svg:height="10.215cm" draw:z-index="31"><draw:image xlink:href="Pictures/2000042100005814000034EE1E629BA5.svm" xlink:type="simple" xlink:show="embed" xlink:actuate="onLoad"/></draw:frame></text:p>
      <text:p text:style-name="Standard"/>
      <text:p text:style-name="P8"><draw:frame draw:style-name="fr1" draw:name="グラフィックス20" text:anchor-type="paragraph" svg:width="16.999cm" svg:height="10.215cm" draw:z-index="32"><draw:image xlink:href="Pictures/2000042100005814000034EE2504FB87.svm" xlink:type="simple" xlink:show="embed" xlink:actuate="onLoad"/></draw:frame></text:p>
      <text:p text:style-name="Standard"><draw:frame draw:style-name="fr4" draw:name="グラフィックス34" text:anchor-type="paragraph" svg:width="16.999cm" svg:height="10.215cm" draw:z-index="33"><draw:image xlink:href="Pictures/2000042100005814000034EE77648751.svm" xlink:type="simple" xlink:show="embed" xlink:actuate="onLoad"/></draw:frame></text:p>
      <text:p text:style-name="Standard"/>
      <text:p text:style-name="P8"><draw:frame draw:style-name="fr1" draw:name="グラフィックス35" text:anchor-type="paragraph" svg:width="16.999cm" svg:height="10.215cm" draw:z-index="34"><draw:image xlink:href="Pictures/2000042100005814000034EE7502C829.svm" xlink:type="simple" xlink:show="embed" xlink:actuate="onLoad"/></draw:frame></text:p>
      <text:p text:style-name="Standard"><draw:frame draw:style-name="fr4" draw:name="グラフィックス36" text:anchor-type="paragraph" svg:width="16.999cm" svg:height="10.215cm" draw:z-index="35"><draw:image xlink:href="Pictures/2000042500005814000034EEC436B291.svm" xlink:type="simple" xlink:show="embed" xlink:actuate="onLoad"/></draw:frame></text:p>
      <text:p text:style-name="Standard"/>
      <text:p text:style-name="P8"/>
      <text:p text:style-name="Standard"><draw:frame draw:style-name="fr3" draw:name="グラフィックス37" text:anchor-type="paragraph" svg:width="16.999cm" svg:height="10.215cm" draw:z-index="36"><draw:image xlink:href="Pictures/2000042500005814000034EE72447F55.svm" xlink:type="simple" xlink:show="embed" xlink:actuate="onLoad"/></draw:frame></text:p>
      <text:p text:style-name="Standard"/>
      <text:p text:style-name="Standard"/>
      <text:p text:style-name="P8"/>
      <text:p text:style-name="Standard"><draw:frame draw:style-name="fr1" draw:name="グラフィックス38" text:anchor-type="paragraph" svg:width="16.999cm" svg:height="2.383cm" draw:z-index="37"><draw:image xlink:href="Pictures/200000F00000581400000C5BB4B0DEC5.svm" xlink:type="simple" xlink:show="embed" xlink:actuate="onLoad"/></draw:frame><draw:frame draw:style-name="fr5" draw:name="グラフィックス39" text:anchor-type="paragraph" svg:x="0cm" svg:y="2.358cm" svg:width="16.999cm" svg:height="20.77cm" draw:z-index="38"><draw:image xlink:href="Pictures/200008760000581400006B9E9ED315D8.svm" xlink:type="simple" xlink:show="embed" xlink:actuate="onLoad"/></draw:frame></text:p>
      <text:p text:style-name="Standard"/>
      <text:p text:style-name="P8"/>
      <text:p text:style-name="Standard"><draw:frame draw:style-name="fr1" draw:name="グラフィックス40" text:anchor-type="paragraph" svg:width="16.999cm" svg:height="8.897cm" draw:z-index="39"><draw:image xlink:href="Pictures/200006980000687C000036B190C3D2A7.svm" xlink:type="simple" xlink:show="embed" xlink:actuate="onLoad"/></draw:frame></text:p>
      <text:p text:style-name="Standard"><draw:frame draw:style-name="fr4" draw:name="グラフィックス41" text:anchor-type="paragraph" svg:width="16.999cm" svg:height="12.342cm" draw:z-index="40"><draw:image xlink:href="Pictures/200008C60000687C00004BDC60154007.svm" xlink:type="simple" xlink:show="embed" xlink:actuate="onLoad"/></draw:frame></text:p>
      <text:p text:style-name="Standard"/>
      <text:p text:style-name="P8"/>
      <text:p text:style-name="Standard"><draw:frame draw:style-name="fr1" draw:name="グラフィックス42" text:anchor-type="paragraph" svg:width="16.999cm" svg:height="19.803cm" draw:z-index="41"><draw:image xlink:href="Pictures/20000C800000687C000079BB2144ECFB.svm" xlink:type="simple" xlink:show="embed" xlink:actuate="onLoad"/></draw:frame></text:p>
      <text:p text:style-name="Standard"/>
      <text:p text:style-name="Standard"/>
      <text:p text:style-name="P8"/>
      <text:p text:style-name="Standard"><draw:frame draw:style-name="fr1" draw:name="グラフィックス43" text:anchor-type="paragraph" svg:width="16.999cm" svg:height="10.62cm" draw:z-index="42"><draw:image xlink:href="Pictures/2000073C0000687C000041488B70FB7B.svm" xlink:type="simple" xlink:show="embed" xlink:actuate="onLoad"/></draw:frame></text:p>
      <text:p text:style-name="Standard"><draw:frame draw:style-name="fr1" draw:name="グラフィックス44" text:anchor-type="paragraph" svg:width="16.999cm" svg:height="12.342cm" draw:z-index="43"><draw:image xlink:href="Pictures/200008450000687C00004BDD8AA882AC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IPAゴシック" svg:font-family="IPAゴシック" style:font-family-generic="modern" style:font-pitch="variable"/>
    <style:font-face style:name="IPAゴシック1" svg:font-family="IPAゴシック" style:font-adornments="標準" style:font-family-generic="modern" style:font-pitch="variable"/>
    <style:font-face style:name="IPA明朝" svg:font-family="IPA明朝" style:font-family-generic="roman" style:font-pitch="variable"/>
    <style:font-face style:name="IPA明朝1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axial" draw:start-color="#cccccc" draw:end-color="#999999" draw:start-intensity="100%" draw:end-intensity="100%" draw:angle="900" draw:border="0%"/>
    <draw:gradient draw:name="Gradient_20_8" draw:display-name="Gradient 8" draw:style="axial" draw:start-color="#cccccc" draw:end-color="#999999" draw:start-intensity="100%" draw:end-intensity="100%" draw:angle="0" draw:border="0%"/>
    <draw:gradient draw:name="Gradient_20_9" draw:display-name="Gradient 9" draw:style="axial" draw:start-color="#cccccc" draw:end-color="#666666" draw:start-intensity="100%" draw:end-intensity="100%" draw:angle="0" draw:border="0%"/>
    <draw:hatch draw:name="Black_20_0_20_Degrees" draw:display-name="Black 0 Degrees" draw:style="single" draw:color="#000000" draw:distance="0.058cm" draw:rotation="0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IPA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1" fo:font-size="10.5pt" style:font-name-asian="IPA明朝1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IPA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/>
      <style:text-properties fo:font-size="9pt" style:font-size-asian="9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 style:master-page-name="">
      <style:paragraph-properties fo:margin-left="0.499cm" fo:margin-right="0cm" fo:text-align="justify" style:justify-single-word="false" fo:text-indent="-0.499cm" style:auto-text-indent="false" style:page-number="auto" text:number-lines="false" text:line-number="0" style:punctuation-wrap="simple"/>
      <style:text-properties fo:font-size="9pt" style:font-size-asian="9pt" style:font-size-complex="10pt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9pt" fo:font-style="normal" style:font-name-asian="IPAゴシック1" style:font-size-asian="9pt" style:font-style-asian="normal"/>
    </style:style>
    <style:style style:name="図表段落" style:family="paragraph" style:parent-style-name="Standard" style:next-style-name="本文段落">
      <style:text-properties style:font-name="Arial1" fo:font-size="10.5pt" style:font-name-asian="IPAゴシック1" style:font-size-asian="10.5pt"/>
    </style:style>
    <style:style style:name="本文段落" style:family="paragraph" style:parent-style-name="Standard" style:master-page-name="">
      <style:paragraph-properties fo:text-align="justify" style:justify-single-word="false" style:page-number="auto" fo:background-color="transparent" style:shadow="none" style:text-autospace="ideograph-alpha" style:punctuation-wrap="simple" style:line-break="strict">
        <style:tab-stops/>
        <style:background-image/>
      </style:paragraph-properties>
      <style:text-properties fo:font-size="10.5pt" style:font-size-asian="10.5pt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>
      <style:paragraph-properties fo:margin-top="0cm" fo:margin-bottom="0cm" fo:text-align="center" style:justify-single-word="false"/>
      <style:text-properties style:font-name="Arial1" fo:font-size="9pt" fo:font-style="normal" style:font-name-asian="IPAゴシック1" style:font-size-asian="9pt" style:font-style-asian="normal"/>
    </style:style>
    <style:style style:name="図表中身" style:family="paragraph" style:parent-style-name="Standard">
      <style:text-properties fo:font-size="10.5pt" style:font-size-asian="10.5pt"/>
    </style:style>
    <style:style style:name="節頭段落" style:family="paragraph" style:parent-style-name="Standard" style:next-style-name="本文段落" style:master-page-name="">
      <style:paragraph-properties fo:text-align="justify" style:justify-single-word="false" style:page-number="auto" style:shadow="none"/>
      <style:text-properties style:font-name="Arial1" fo:font-size="10.5pt" style:font-name-asian="IPAゴシック1" style:font-size-asian="10.5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cm" style:page-number="auto" style:shadow="none"/>
      <style:text-properties fo:font-size="12pt" fo:font-weight="normal" style:font-size-asian="12pt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fo:font-size="10.5pt" fo:font-style="normal" fo:font-weight="normal" style:font-size-asian="10.5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cm" fo:margin-bottom="0cm"/>
      <style:text-properties fo:font-size="10.5pt" fo:font-weight="normal" style:font-size-asian="10.5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cm" fo:margin-bottom="0cm"/>
      <style:text-properties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図表中身" style:family="text">
      <style:text-properties style:use-window-font-color="true" style:font-name="Arial1" fo:font-size="8pt" fo:language="zxx" fo:country="none" style:font-name-asian="IPAゴシック" style:font-size-asian="8pt" style:font-size-complex="8pt"/>
    </style:style>
    <style:style style:name="Endnote_20_Symbol" style:display-name="Endnote Symbol" style:family="text">
      <style:text-properties style:font-name="Times New Roman1" fo:font-size="10.5pt" style:font-name-asian="IPA明朝1" style:font-size-asian="10.5pt"/>
    </style:style>
    <style:style style:name="Endnote_20_anchor" style:display-name="Endnote anchor" style:family="text">
      <style:text-properties style:text-position="super 58%" fo:font-size="10.5pt" style:font-size-asian="10.5pt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記号説明" style:family="text">
      <style:text-properties fo:font-size="8pt" fo:background-color="transparent" style:font-size-asian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User_20_Entry" style:display-name="User Entry" style:family="text">
      <style:text-properties style:font-name="Courier New" style:font-name-asian="ＭＳ Ｐゴシック" style:font-name-complex="ＭＳ Ｐゴシック"/>
    </style:style>
    <style:style style:name="Citation" style:family="text">
      <style:text-properties fo:font-style="italic" style:font-style-asian="italic" style:font-style-complex="italic"/>
    </style:style>
    <style:style style:name="本文の文字" style:family="text">
      <style:text-properties style:use-window-font-color="true" fo:font-size="10.5pt" fo:background-color="transparent" style:font-name-asian="IPA明朝1" style:font-size-asian="10.5pt"/>
    </style:style>
    <style:style style:name="節頭の文字" style:family="text" style:parent-style-name="本文の文字">
      <style:text-properties style:use-window-font-color="true" style:font-name="Arial1" fo:font-size="10.5pt" style:font-name-asian="IPAゴシック1" style:font-size-asian="10.5pt"/>
    </style:style>
    <style:style style:name="章タイトル" style:family="text">
      <style:text-properties style:use-window-font-color="true" style:font-name="Arial1" fo:background-color="transparent" style:font-name-asian="IPAゴシック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第" style:num-suffix="章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79cm"/>
      </text:outline-level-style>
      <text:outline-level-style text:level="3" style:num-format="1" text:display-levels="3">
        <style:list-level-properties text:min-label-distance="0.379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Endnote" text:citation-style-name="Endnote_20_Symbol" text:citation-body-style-name="Endnote_20_anchor" text:master-page-name="Footnote" style:num-prefix="†" style:num-suffix=") 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通常のページ" style:num-prefix="1-" style:num-suffix=") 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language-asian="ja" style:country-asian="JP" style:font-size-complex="8pt"/>
    </style:style>
    <style:style style:name="MP2" style:family="paragraph" style:parent-style-name="Header_20_left">
      <style:paragraph-properties fo:text-align="start" style:justify-single-word="false"/>
      <style:text-properties fo:font-size="8pt" style:font-size-asian="8pt" style:language-asian="ja" style:country-asian="JP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4" style:family="paragraph" style:parent-style-name="Header">
      <style:paragraph-properties fo:text-align="end" style:justify-single-word="false"/>
      <style:text-properties fo:font-size="9pt" style:font-size-asian="9pt" style:language-asian="ja" style:country-asian="JP" style:font-size-complex="9pt"/>
    </style:style>
    <style:style style:name="MP5" style:family="paragraph" style:parent-style-name="Header">
      <style:paragraph-properties fo:text-align="start" style:justify-single-word="false"/>
      <style:text-properties fo:font-size="9pt" style:font-size-asian="9pt" style:language-asian="ja" style:country-asian="JP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101cm" fo:margin-left="0cm" fo:margin-right="0cm" fo:margin-top="0cm" fo:border-top="0.018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1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1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建築環境ソフトウェアオープン化と継続的開発法の研究</text:p>
      </style:header>
      <style:header-left>
        <text:p text:style-name="MP2">第一章　序論</text:p>
      </style:header-left>
      <style:footer>
        <text:p text:style-name="MP3">-<text:page-number text:select-page="current">4</text:page-number>-</text:p>
      </style:footer>
    </style:master-page>
    <style:master-page style:name="First_20_Page" style:display-name="First Page" style:page-layout-name="Mpm2"/>
    <style:master-page style:name="HTML" style:page-layout-name="Mpm3"/>
    <style:master-page style:name="横ページ" style:page-layout-name="Mpm4"/>
    <style:master-page style:name="Left_20_Page" style:display-name="Left Page" style:page-layout-name="Mpm5">
      <style:footer>
        <text:p text:style-name="Footer"/>
      </style:footer>
    </style:master-page>
    <style:master-page style:name="Endnote" style:page-layout-name="Mpm6"/>
    <style:master-page style:name="Footnote" style:page-layout-name="Mpm6"/>
    <style:master-page style:name="通常のページ" style:page-layout-name="Mpm7">
      <style:header>
        <text:p text:style-name="MP4">BESTEST邦訳（非公式）</text:p>
      </style:header>
      <style:header-left>
        <text:p text:style-name="MP5"><text:chapter text:display="number" text:outline-level="2"/>節　<text:chapter text:display="name" text:outline-level="2"/></text:p>
      </style:header-left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E T</meta:initial-creator>
    <meta:creation-date>2007-07-11T14:05:20</meta:creation-date>
    <dc:date>2009-03-26T10:59:23.67</dc:date>
    <meta:printed-by>e t</meta:printed-by>
    <meta:print-date>2008-09-09T16:42:26</meta:print-date>
    <meta:editing-cycles>873</meta:editing-cycles>
    <meta:editing-duration>PT100H58M04S</meta:editing-duration>
    <dc:creator>E.T E.T</dc:creator>
    <meta:document-statistic meta:table-count="3" meta:image-count="45" meta:object-count="0" meta:page-count="16" meta:paragraph-count="8" meta:word-count="24" meta:character-count="73"/>
    <meta:user-defined meta:name="Info 1"/>
    <meta:user-defined meta:name="Info 2"/>
    <meta:user-defined meta:name="Info 3"/>
    <meta:user-defined meta:name="Info 4"/>
  </office:meta>
</office:document-meta>
</file>